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5" style:family="table">
      <style:table-properties style:width="8.3in" fo:margin-top="0in" fo:margin-bottom="0in" table:align="margins" style:writing-mode="lr-tb"/>
    </style:style>
    <style:style style:name="Table5.A" style:family="table-column">
      <style:table-column-properties style:column-width="1.3833in" style:rel-column-width="1662*"/>
    </style:style>
    <style:style style:name="Table5.B" style:family="table-column">
      <style:table-column-properties style:column-width="1.3826in" style:rel-column-width="1661*"/>
    </style:style>
    <style:style style:name="Table5.C" style:family="table-column">
      <style:table-column-properties style:column-width="1.384in" style:rel-column-width="1663*"/>
    </style:style>
    <style:style style:name="Table5.1" style:family="table-row">
      <style:table-row-properties fo:keep-together="auto"/>
    </style:style>
    <style:style style:name="Table5.A1" style:family="table-cell">
      <style:table-cell-properties fo:background-color="transparent" fo:padding="0.0382in" fo:border-left="0.1pt solid #000000" fo:border-right="none" fo:border-top="0.1pt solid #000000" fo:border-bottom="0.1pt solid #000000" style:writing-mode="lr-tb">
        <style:background-image/>
      </style:table-cell-properties>
    </style:style>
    <style:style style:name="Table5.B1" style:family="table-cell">
      <style:table-cell-properties fo:padding="0.0382in" fo:border-left="0.1pt solid #000000" fo:border-right="none" fo:border-top="0.1pt solid #000000" fo:border-bottom="0.1pt solid #000000" style:writing-mode="lr-tb"/>
    </style:style>
    <style:style style:name="Table5.C1" style:family="table-cell">
      <style:table-cell-properties fo:padding="0.0382in" fo:border-left="0.1pt solid #000000" fo:border-right="none" fo:border-top="0.1pt solid #000000" fo:border-bottom="0.1pt solid #000000" style:writing-mode="lr-tb"/>
    </style:style>
    <style:style style:name="Table5.D1" style:family="table-cell">
      <style:table-cell-properties fo:padding="0.0382in" fo:border-left="0.1pt solid #000000" fo:border-right="none" fo:border-top="0.1pt solid #000000" fo:border-bottom="0.1pt solid #000000" style:writing-mode="lr-tb"/>
    </style:style>
    <style:style style:name="Table5.E1" style:family="table-cell">
      <style:table-cell-properties fo:background-color="#000000" fo:padding="0.0382in" fo:border-left="0.1pt solid #000000" fo:border-right="none" fo:border-top="0.1pt solid #000000" fo:border-bottom="0.1pt solid #000000" style:writing-mode="lr-tb">
        <style:background-image/>
      </style:table-cell-properties>
    </style:style>
    <style:style style:name="Table5.F1" style:family="table-cell">
      <style:table-cell-properties fo:padding="0.0382in" fo:border="0.1pt solid #000000" style:writing-mode="lr-tb"/>
    </style:style>
    <style:style style:name="P1" style:family="paragraph" style:parent-style-name="Standard">
      <style:paragraph-properties fo:text-align="start" style:justify-single-word="false"/>
      <style:text-properties style:font-name="DejaVu Sans Condensed1" fo:font-size="12pt" fo:font-weight="bold" officeooo:rsid="001bf317" officeooo:paragraph-rsid="001bf317"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DejaVu Sans Condensed1" fo:font-size="12pt" fo:font-weight="bold" officeooo:rsid="001bf317" officeooo:paragraph-rsid="0019eb27"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DejaVu Sans Condensed1" fo:font-size="12pt" fo:font-weight="bold" officeooo:rsid="001da953" officeooo:paragraph-rsid="001da953"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DejaVu Sans Condensed1" fo:font-size="12pt" fo:font-weight="bold" officeooo:rsid="001f2795" officeooo:paragraph-rsid="001f2795"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DejaVu Sans Condensed1" fo:font-size="12pt" fo:font-weight="normal" officeooo:rsid="0019eb27" officeooo:paragraph-rsid="001bf31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Condensed1" fo:font-size="12pt" fo:font-weight="normal" officeooo:rsid="001da953" officeooo:paragraph-rsid="001da95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Condensed1" fo:font-size="12pt" fo:font-weight="normal" officeooo:rsid="001f2795" officeooo:paragraph-rsid="003575b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Condensed1" fo:font-size="12pt" fo:font-weight="normal" officeooo:rsid="0023f1d9" officeooo:paragraph-rsid="001f279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Condensed1" fo:font-size="12pt" fo:font-weight="normal" officeooo:rsid="003097a5" officeooo:paragraph-rsid="003097a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officeooo:rsid="001bf317" officeooo:paragraph-rsid="001bf317"/>
    </style:style>
    <style:style style:name="P11" style:family="paragraph" style:parent-style-name="Standard" style:list-style-name="L1">
      <style:paragraph-properties fo:text-align="start" style:justify-single-word="false"/>
      <style:text-properties style:font-name="DejaVu Sans Condensed1" fo:font-size="12pt" fo:font-weight="normal" officeooo:rsid="002175e8" officeooo:paragraph-rsid="002175e8"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font-name="DejaVu Sans Condensed1" fo:font-size="12pt" fo:font-weight="normal" officeooo:rsid="002175e8" officeooo:paragraph-rsid="002175e8"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font-name="DejaVu Sans Condensed1" fo:font-size="12pt" fo:font-weight="normal" officeooo:rsid="002175e8" officeooo:paragraph-rsid="002d3942" style:font-size-asian="12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font-name="DejaVu Sans Condensed1" fo:font-size="12pt" fo:font-weight="normal" officeooo:rsid="002d3942" officeooo:paragraph-rsid="002d3942"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DejaVu Sans Condensed1" fo:font-size="12pt" fo:font-weight="normal" officeooo:rsid="0021c8e1" officeooo:paragraph-rsid="0021c8e1"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style:font-name="DejaVu Sans Condensed1" fo:font-size="12pt" fo:font-weight="normal" officeooo:rsid="0021c8e1" officeooo:paragraph-rsid="0021c8e1" style:font-size-asian="12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style:font-name="DejaVu Sans Condensed1" fo:font-size="12pt" fo:font-weight="normal" officeooo:rsid="0021c8e1" officeooo:paragraph-rsid="0021c8e1" style:font-size-asian="12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style:font-name="DejaVu Sans Condensed1" fo:font-size="12pt" fo:font-weight="normal" officeooo:rsid="0021c8e1" officeooo:paragraph-rsid="0021c8e1" style:font-size-asian="12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style:font-name="DejaVu Sans Condensed1" fo:font-size="12pt" fo:font-weight="normal" officeooo:rsid="0021c8e1" officeooo:paragraph-rsid="00232768" style:font-size-asian="12pt" style:font-weight-asian="normal" style:font-size-complex="12pt" style:font-weight-complex="normal"/>
    </style:style>
    <style:style style:name="P20" style:family="paragraph" style:parent-style-name="Standard" style:list-style-name="L5">
      <style:paragraph-properties fo:text-align="start" style:justify-single-word="false"/>
      <style:text-properties style:font-name="DejaVu Sans Condensed1" fo:font-size="12pt" fo:font-weight="normal" officeooo:rsid="0021c8e1" officeooo:paragraph-rsid="0027a63b" style:font-size-asian="12pt" style:font-weight-asian="normal" style:font-size-complex="12pt" style:font-weight-complex="normal"/>
    </style:style>
    <style:style style:name="P21" style:family="paragraph" style:parent-style-name="Standard" style:list-style-name="L4">
      <style:paragraph-properties fo:text-align="start" style:justify-single-word="false"/>
      <style:text-properties style:font-name="DejaVu Sans Condensed1" fo:font-size="12pt" fo:font-weight="normal" officeooo:rsid="0023f1d9" officeooo:paragraph-rsid="0023f1d9" style:font-size-asian="12pt" style:font-weight-asian="normal" style:font-size-complex="12pt" style:font-weight-complex="normal"/>
    </style:style>
    <style:style style:name="P22" style:family="paragraph" style:parent-style-name="Standard" style:list-style-name="L4">
      <style:paragraph-properties fo:text-align="start" style:justify-single-word="false"/>
      <style:text-properties officeooo:paragraph-rsid="0021c8e1"/>
    </style:style>
    <style:style style:name="P23" style:family="paragraph" style:parent-style-name="Standard" style:list-style-name="L5">
      <style:paragraph-properties fo:text-align="start" style:justify-single-word="false"/>
      <style:text-properties officeooo:paragraph-rsid="0021c8e1"/>
    </style:style>
    <style:style style:name="P24" style:family="paragraph" style:parent-style-name="Standard">
      <style:paragraph-properties fo:text-align="start" style:justify-single-word="false"/>
      <style:text-properties officeooo:paragraph-rsid="003c5951"/>
    </style:style>
    <style:style style:name="P25" style:family="paragraph" style:parent-style-name="Standard" style:list-style-name="L4">
      <style:paragraph-properties fo:text-align="start" style:justify-single-word="false"/>
      <style:text-properties officeooo:rsid="0023f1d9" officeooo:paragraph-rsid="0026f81f"/>
    </style:style>
    <style:style style:name="P26" style:family="paragraph" style:parent-style-name="Table_20_Contents">
      <style:paragraph-properties fo:text-align="start" style:justify-single-word="false" style:writing-mode="lr-tb">
        <style:tab-stops/>
      </style:paragraph-properties>
      <style:text-properties officeooo:paragraph-rsid="003c5951"/>
    </style:style>
    <style:style style:name="T1" style:family="text">
      <style:text-properties style:font-name="DejaVu Sans Condensed1" fo:font-size="12pt" fo:font-weight="normal" style:font-size-asian="12pt" style:font-weight-asian="normal" style:font-size-complex="12pt" style:font-weight-complex="normal"/>
    </style:style>
    <style:style style:name="T2" style:family="text">
      <style:text-properties style:font-name="DejaVu Sans Condensed1" fo:font-size="12pt" fo:font-weight="normal" officeooo:rsid="0021c8e1" style:font-size-asian="12pt" style:font-weight-asian="normal" style:font-size-complex="12pt" style:font-weight-complex="normal"/>
    </style:style>
    <style:style style:name="T3" style:family="text">
      <style:text-properties style:font-name="DejaVu Sans Condensed1" fo:font-size="12pt" fo:font-weight="normal" officeooo:rsid="0026f81f" style:font-size-asian="12pt" style:font-weight-asian="normal" style:font-size-complex="12pt" style:font-weight-complex="normal"/>
    </style:style>
    <style:style style:name="T4" style:family="text">
      <style:text-properties style:font-name="DejaVu Sans Condensed1" fo:font-size="12pt" fo:font-weight="normal" officeooo:rsid="0029000d" style:font-size-asian="12pt" style:font-weight-asian="normal" style:font-size-complex="12pt" style:font-weight-complex="normal"/>
    </style:style>
    <style:style style:name="T5" style:family="text">
      <style:text-properties style:font-name="DejaVu Sans Condensed1" fo:font-size="12pt" fo:font-weight="normal" officeooo:rsid="0029976a" style:font-size-asian="12pt" style:font-weight-asian="normal" style:font-size-complex="12pt" style:font-weight-complex="normal"/>
    </style:style>
    <style:style style:name="T6" style:family="text">
      <style:text-properties style:font-name="DejaVu Sans Condensed1" fo:font-size="12pt" fo:font-weight="normal" officeooo:rsid="0032893b" style:font-size-asian="12pt" style:font-weight-asian="normal" style:font-size-complex="12pt" style:font-weight-complex="normal"/>
    </style:style>
    <style:style style:name="T7" style:family="text">
      <style:text-properties style:font-name="DejaVu Sans Condensed1" fo:font-size="12pt" fo:font-weight="bold" style:font-size-asian="12pt" style:font-weight-asian="bold" style:font-size-complex="12pt" style:font-weight-complex="bold"/>
    </style:style>
    <style:style style:name="T8" style:family="text">
      <style:text-properties style:font-name="DejaVu Sans Condensed1" fo:font-size="12pt" fo:font-weight="bold" officeooo:rsid="001bf317" style:font-size-asian="12pt" style:font-weight-asian="bold" style:font-size-complex="12pt" style:font-weight-complex="bold"/>
    </style:style>
    <style:style style:name="T9" style:family="text">
      <style:text-properties style:font-name="DejaVu Sans Condensed1" fo:font-size="12pt" fo:font-weight="bold" officeooo:rsid="0019eb27" style:font-size-asian="12pt" style:font-weight-asian="bold" style:font-size-complex="12pt" style:font-weight-complex="bold"/>
    </style:style>
    <style:style style:name="T10" style:family="text">
      <style:text-properties style:font-name="DejaVu Sans Condensed1" fo:font-size="12pt" fo:font-weight="bold" officeooo:rsid="0021c8e1" style:font-size-asian="12pt" style:font-weight-asian="bold" style:font-size-complex="12pt" style:font-weight-complex="bold"/>
    </style:style>
    <style:style style:name="T11" style:family="text">
      <style:text-properties style:font-name="DejaVu Sans Condensed1" fo:font-size="12pt" fo:font-weight="bold" officeooo:rsid="00252dff" style:font-size-asian="12pt" style:font-weight-asian="bold" style:font-size-complex="12pt" style:font-weight-complex="bold"/>
    </style:style>
    <style:style style:name="T12" style:family="text">
      <style:text-properties style:font-name="DejaVu Sans Condensed1" fo:font-size="12pt" fo:font-weight="bold" officeooo:rsid="0029000d" style:font-size-asian="12pt" style:font-weight-asian="bold" style:font-size-complex="12pt" style:font-weight-complex="bold"/>
    </style:style>
    <style:style style:name="T13" style:family="text">
      <style:text-properties style:font-name="DejaVu Sans Condensed1" fo:font-size="12pt" fo:font-weight="bold" officeooo:rsid="00302dc7" style:font-size-asian="12pt" style:font-weight-asian="bold" style:font-size-complex="12pt" style:font-weight-complex="bold"/>
    </style:style>
    <style:style style:name="T14" style:family="text">
      <style:text-properties style:font-name="DejaVu Sans Condensed1" fo:font-size="12pt" fo:font-weight="bold" officeooo:rsid="003575be" style:font-size-asian="12pt" style:font-weight-asian="bold" style:font-size-complex="12pt" style:font-weight-complex="bold"/>
    </style:style>
    <style:style style:name="T15" style:family="text">
      <style:text-properties style:font-name="DejaVu Sans Condensed1" fo:font-size="12pt" fo:font-weight="bold" officeooo:rsid="003ab081" style:font-size-asian="12pt" style:font-weight-asian="bold" style:font-size-complex="12pt" style:font-weight-complex="bold"/>
    </style:style>
    <style:style style:name="T16" style:family="text">
      <style:text-properties style:font-name="DejaVu Sans Condensed1" fo:font-size="12pt" fo:font-weight="bold" officeooo:rsid="003c0247" style:font-size-asian="12pt" style:font-weight-asian="bold" style:font-size-complex="12pt" style:font-weight-complex="bold"/>
    </style:style>
    <style:style style:name="T17" style:family="text">
      <style:text-properties style:font-name="DejaVu Sans Condensed1" fo:font-size="12pt" fo:font-weight="bold" officeooo:rsid="003c2335" style:font-size-asian="12pt" style:font-weight-asian="bold" style:font-size-complex="12pt" style:font-weight-complex="bold"/>
    </style:style>
    <style:style style:name="T18" style:family="text">
      <style:text-properties officeooo:rsid="002175e8"/>
    </style:style>
    <style:style style:name="T19" style:family="text">
      <style:text-properties officeooo:rsid="002179f7"/>
    </style:style>
    <style:style style:name="T20" style:family="text">
      <style:text-properties fo:font-weight="bold" style:font-weight-asian="bold" style:font-weight-complex="bold"/>
    </style:style>
    <style:style style:name="T21" style:family="text">
      <style:text-properties fo:font-weight="bold" officeooo:rsid="002179f7" style:font-weight-asian="bold" style:font-weight-complex="bold"/>
    </style:style>
    <style:style style:name="T22" style:family="text">
      <style:text-properties fo:font-weight="bold" officeooo:rsid="00232768" style:font-weight-asian="bold" style:font-weight-complex="bold"/>
    </style:style>
    <style:style style:name="T23" style:family="text">
      <style:text-properties fo:font-weight="bold" officeooo:rsid="002abd3a" style:font-weight-asian="bold" style:font-weight-complex="bold"/>
    </style:style>
    <style:style style:name="T24" style:family="text">
      <style:text-properties fo:font-weight="bold" officeooo:rsid="002dca9b" style:font-weight-asian="bold" style:font-weight-complex="bold"/>
    </style:style>
    <style:style style:name="T25" style:family="text">
      <style:text-properties officeooo:rsid="00232768"/>
    </style:style>
    <style:style style:name="T26" style:family="text">
      <style:text-properties officeooo:rsid="0023f1d9"/>
    </style:style>
    <style:style style:name="T27" style:family="text">
      <style:text-properties officeooo:rsid="0026f81f"/>
    </style:style>
    <style:style style:name="T28" style:family="text">
      <style:text-properties officeooo:rsid="0027a63b"/>
    </style:style>
    <style:style style:name="T29" style:family="text">
      <style:text-properties officeooo:rsid="0029976a"/>
    </style:style>
    <style:style style:name="T30" style:family="text">
      <style:text-properties officeooo:rsid="0029faed"/>
    </style:style>
    <style:style style:name="T31" style:family="text">
      <style:text-properties officeooo:rsid="002abd3a"/>
    </style:style>
    <style:style style:name="T32" style:family="text">
      <style:text-properties officeooo:rsid="002d3942"/>
    </style:style>
    <style:style style:name="T33" style:family="text">
      <style:text-properties officeooo:rsid="003371a7"/>
    </style:style>
    <style:style style:name="T34" style:family="text">
      <style:text-properties style:font-name="DejaVu Sans Condensed"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column table:style-name="Table5.A"/>
        <table:table-column table:style-name="Table5.B"/>
        <table:table-column table:style-name="Table5.C"/>
        <table:table-row table:style-name="Table5.1">
          <table:table-cell table:style-name="Table5.A1" office:value-type="string">
            <text:p text:style-name="P26"><text:span text:style-name="T17">1</text:span><text:span text:style-name="T34">xx - Controls</text:span></text:p>
          </table:table-cell>
          <table:table-cell table:style-name="Table5.B1" office:value-type="string">
            <text:p text:style-name="P26"><text:span text:style-name="T34">2xx - Ground</text:span></text:p>
          </table:table-cell>
          <table:table-cell table:style-name="Table5.C1" office:value-type="string">
            <text:p text:style-name="P26"><text:span text:style-name="T34">3xx - Flight</text:span></text:p>
          </table:table-cell>
          <table:table-cell table:style-name="Table5.D1" office:value-type="string">
            <text:p text:style-name="P26"><text:span text:style-name="T34">4xx - A2A</text:span></text:p>
          </table:table-cell>
          <table:table-cell table:style-name="Table5.E1" office:value-type="string">
            <text:p text:style-name="P26"><text:span text:style-name="T34">5xx - A2G</text:span></text:p>
          </table:table-cell>
          <table:table-cell table:style-name="Table5.F1" office:value-type="string">
            <text:p text:style-name="P26"><text:span text:style-name="T34">6xx - Misc</text:span></text:p>
          </table:table-cell>
        </table:table-row>
      </table:table>
      <text:p text:style-name="P24"><text:span text:style-name="T15">5</text:span><text:span text:style-name="T16">0</text:span><text:span text:style-name="T15">3</text:span><text:span text:style-name="T11"> - </text:span><text:span text:style-name="T8">A/G </text:span><text:span text:style-name="T9">- </text:span><text:span text:style-name="T13">TPOD use, Laser Rockets, LGBs</text:span></text:p>
      <text:p text:style-name="P2"/>
      <text:p text:style-name="P1">Master Arm ... ON <text:span text:style-name="T18">(B2)</text:span></text:p>
      <text:p text:style-name="P1">Master Mode ... A/G <text:span text:style-name="T18">(Pinky Switch down)</text:span></text:p>
      <text:p text:style-name="P5"/>
      <text:p text:style-name="P9">A/G weapons use "programs" (e.g. PROG01, PROG02, etc.) shown at the top of the weapon configuration grid on the SMS page. <text:s/>Cycle through programs with Lower Gray Button. <text:s/>Each program has a weapon associated with it, <text:span text:style-name="T33">as well as configuration for that weapon, so you can set up all your weapons ahead of time and then cycle through the programs, or you can use one program and set it to use different weapons.</text:span></text:p>
      <text:p text:style-name="P5"/>
      <text:p text:style-name="P3">TPOD use <text:span text:style-name="T26">(WMD7 pod)</text:span></text:p>
      <text:list xml:id="list3903034225" text:style-name="L1">
        <text:list-item>
          <text:p text:style-name="P11">Turn on TPOD with<text:span text:style-name="T19"> </text:span><text:span text:style-name="T21">CLDP</text:span><text:span text:style-name="T19"> button on Avionics Activation Panel (right hand).</text:span></text:p>
        </text:list-item>
        <text:list-item>
          <text:p text:style-name="P11">On center MFD, press OSBs: <text:span text:style-name="T20">Menu</text:span>, <text:span text:style-name="T20">POD</text:span>, <text:span text:style-name="T20">WMD7</text:span>, <text:span text:style-name="T20">OFF</text:span>. <text:s/>Takes 60 seconds to warm up.</text:p>
        </text:list-item>
        <text:list-item>
          <text:p text:style-name="P11">When warmed up, press <text:span text:style-name="T20">CAGE</text:span> OSB to uncage.</text:p>
        </text:list-item>
        <text:list-item>
          <text:p text:style-name="P11">Press <text:span text:style-name="T20">Dish Hat down</text:span> until SOI is in center MFD.</text:p>
        </text:list-item>
        <text:list-item>
          <text:p text:style-name="P11">Controls:</text:p>
        </text:list-item>
      </text:list>
      <text:list text:style-name="L2">
        <text:list-item>
          <text:list>
            <text:list-item>
              <text:p text:style-name="P12"><text:span text:style-name="T20">Slew</text:span> ... <text:span text:style-name="T20">TDC stick</text:span></text:p>
            </text:list-item>
            <text:list-item>
              <text:p text:style-name="P14"><text:span text:style-name="T20">Lock</text:span> ... <text:span text:style-name="T20">TDC press</text:span></text:p>
            </text:list-item>
            <text:list-item>
              <text:p text:style-name="P13"><text:span text:style-name="T20">Unlock target, </text:span><text:span text:style-name="T24">return to center/default position</text:span> ... <text:span text:style-name="T20">Gray Reset Hat press</text:span></text:p>
            </text:list-item>
            <text:list-item>
              <text:p text:style-name="P12"><text:span text:style-name="T20">Narrow/Wide FOV</text:span> ... <text:span text:style-name="T20">Gray Reset Hat forward/backward</text:span></text:p>
            </text:list-item>
            <text:list-item>
              <text:p text:style-name="P12"><text:span text:style-name="T20">Toggle CCD/IR mode</text:span> ... <text:span text:style-name="T20">Gray Reset Hat left</text:span></text:p>
            </text:list-item>
            <text:list-item>
              <text:p text:style-name="P12"><text:span text:style-name="T20">Toggle BHOT/WHOT</text:span> <text:span text:style-name="T32">(only in IR mode) </text:span>... <text:span text:style-name="T20">Gray Reset Hat right</text:span></text:p>
            </text:list-item>
            <text:list-item>
              <text:p text:style-name="P12"><text:span text:style-name="T20">Zoom in/out</text:span> ... <text:span text:style-name="T20">Middle Finger Hat up/down</text:span></text:p>
            </text:list-item>
            <text:list-item>
              <text:p text:style-name="P14"><text:span text:style-name="T20">Gain (brightness) increase/decrease</text:span> ... <text:span text:style-name="T20">Middle Finger Hat left/right</text:span></text:p>
            </text:list-item>
          </text:list>
        </text:list-item>
      </text:list>
      <text:list xml:id="list152102122737785" text:continue-list="list3903034225" text:style-name="L1">
        <text:list-item>
          <text:p text:style-name="P15"><text:span text:style-name="T20">SP</text:span> mode (Snowplow) is fully manual slewing, stabilized to horizon and aircraft heading. <text:s/><text:span text:style-name="T20">SLAV</text:span> mode (Slave) is defaulted to look at your target designated through another sensor (waypoint, ground radar, etc.).</text:p>
        </text:list-item>
        <text:list-item>
          <text:p text:style-name="P15">Press <text:span text:style-name="T20">CODE</text:span> OSB to set laser code. <text:s/><text:span text:style-name="T31">(</text:span><text:span text:style-name="T30">Laser code used by the weapon is shown in the SMS page.</text:span><text:span text:style-name="T31">)</text:span></text:p>
        </text:list-item>
        <text:list-item>
          <text:p text:style-name="P15">Laser designator can be in <text:span text:style-name="T20">AUTO</text:span> or <text:span text:style-name="T20">MAN</text:span> mode. <text:s/>AUTO will lase automatically, MAN requires you to use <text:span text:style-name="T20">Laser Designator On/Off</text:span> key <text:span text:style-name="T31">(</text:span><text:span text:style-name="T23">Pinky Button press</text:span><text:span text:style-name="T31">) to manually toggle the laser</text:span>.</text:p>
        </text:list-item>
      </text:list>
      <text:p text:style-name="P6"/>
      <text:p text:style-name="P4">BRM-1 laser guided rockets</text:p>
      <text:list text:style-name="L3">
        <text:list-item>
          <text:p text:style-name="P16">Designate target with TPOD (see steps above).</text:p>
        </text:list-item>
        <text:list-item>
          <text:p text:style-name="P16"><text:span text:style-name="T29">Select and a</text:span>rm rockets on <text:span text:style-name="T20">SMS</text:span> page:</text:p>
          <text:list>
            <text:list-item>
              <text:p text:style-name="P16"><text:span text:style-name="T20">MODE</text:span> ... <text:span text:style-name="T20">DIR</text:span> <text:span text:style-name="T29">(direct)</text:span></text:p>
            </text:list-item>
            <text:list-item>
              <text:p text:style-name="P16"><text:span text:style-name="T20">FUZE</text:span> ... <text:span text:style-name="T20">EFUZE</text:span></text:p>
            </text:list-item>
            <text:list-item>
              <text:p text:style-name="P16"><text:span text:style-name="T20">QTY</text:span> <text:span text:style-name="T25">and </text:span><text:span text:style-name="T22">INTERV</text:span><text:span text:style-name="T25"> </text:span>... <text:span text:style-name="T22">As desired</text:span><text:span text:style-name="T25"> (usually </text:span><text:span text:style-name="T22">1</text:span><text:span text:style-name="T25"> and </text:span><text:span text:style-name="T22">SNGL</text:span><text:span text:style-name="T25">)</text:span></text:p>
            </text:list-item>
            <text:list-item>
              <text:p text:style-name="P16"><text:span text:style-name="T20">BR ALT</text:span> ... <text:span text:style-name="T20">As desired</text:span> <text:span text:style-name="T28">(Prevents weapon release under altitude, set to 0000 for none)</text:span></text:p>
            </text:list-item>
          </text:list>
        </text:list-item>
        <text:list-item>
          <text:p text:style-name="P16">When <text:span text:style-name="T20">IN RANGE</text:span> cue appears, fire with <text:span text:style-name="T20">Red Button</text:span>.</text:p>
        </text:list-item>
        <text:list-item>
          <text:p text:style-name="P16">Max range depends on altitude, can be fired from further than IN RANGE cue if high up.</text:p>
        </text:list-item>
      </text:list>
      <text:p text:style-name="P5"/>
      <text:p text:style-name="P10"><text:span text:style-name="T9">L</text:span><text:span text:style-name="T7">GBs with TPOD -- </text:span><text:span text:style-name="T14">GBU-12/16/10</text:span></text:p>
      <text:list xml:id="list2313012202" text:style-name="L4">
        <text:list-item>
          <text:p text:style-name="P17">Designate target with TPOD (see steps above).</text:p>
        </text:list-item>
        <text:list-item>
          <text:p text:style-name="P22"><text:span text:style-name="T5">Select and a</text:span><text:span text:style-name="T2">rm bombs on </text:span><text:span text:style-name="T10">SMS</text:span><text:span text:style-name="T2"> page:</text:span></text:p>
        </text:list-item>
      </text:list>
      <text:list text:style-name="L5">
        <text:list-item>
          <text:list>
            <text:list-item>
              <text:p text:style-name="P18"><text:span text:style-name="T20">MODE</text:span> ... <text:span text:style-name="T20">AUTO</text:span></text:p>
            </text:list-item>
            <text:list-item>
              <text:p text:style-name="P23"><text:span text:style-name="T10">FUZE</text:span><text:span text:style-name="T2"> ... </text:span><text:span text:style-name="T10">NOSE</text:span><text:span text:style-name="T2"> or </text:span><text:span text:style-name="T10">N+T</text:span></text:p>
            </text:list-item>
            <text:list-item>
              <text:p text:style-name="P19"><text:span text:style-name="T20">QTY</text:span> <text:span text:style-name="T25">and </text:span><text:span text:style-name="T22">INTERV</text:span><text:span text:style-name="T25"> </text:span>... <text:span text:style-name="T25">As desired (usually </text:span><text:span text:style-name="T22">1</text:span><text:span text:style-name="T25"> and </text:span><text:span text:style-name="T22">SNGL</text:span><text:span text:style-name="T25">)</text:span></text:p>
            </text:list-item>
            <text:list-item>
              <text:p text:style-name="P20"><text:span text:style-name="T20">BR ALT</text:span> ... <text:span text:style-name="T20">As desired</text:span> <text:span text:style-name="T28">(Prevents weapon release under altitude, set to 0000 for none)</text:span></text:p>
            </text:list-item>
          </text:list>
        </text:list-item>
      </text:list>
      <text:list xml:id="list152102771817775" text:continue-list="list2313012202" text:style-name="L4">
        <text:list-item>
          <text:p text:style-name="P21">Fly toward bomb fall line.</text:p>
        </text:list-item>
        <text:list-item>
          <text:p text:style-name="P21">Time To Target appears in lower left of HUD (line starting with <text:span text:style-name="T20">T</text:span>). <text:s/><text:span text:style-name="T27">Only changes when 15 seconds away from drop.</text:span></text:p>
        </text:list-item>
        <text:list-item>
          <text:p text:style-name="P25"><text:span text:style-name="T7">Release cue</text:span><text:span text:style-name="T1"> is </text:span><text:span text:style-name="T3">the dashed line extending up from your velocity vector. <text:s/>When 10 seconds from release, line starts becoming solid. <text:s/>Tone will sound </text:span><text:span text:style-name="T4">when you enter the release window. <text:s/>Press </text:span><text:span text:style-name="T6">and hold</text:span><text:span text:style-name="T4"> </text:span><text:span text:style-name="T12">Red Button</text:span><text:span text:style-name="T4"> to drop. <text:s/>Tone will sound again when you are out of the release window.</text:span></text:p>
        </text:list-item>
      </text:list>
      <text:p text:style-name="P7"/>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1" fo:font-family="'DejaVu Sans Condensed'"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03-26T15:21:00.696000000</dc:date>
    <meta:editing-duration>PT14H21M27S</meta:editing-duration>
    <meta:editing-cycles>40</meta:editing-cycles>
    <meta:generator>LibreOffice/7.4.5.1$Windows_X86_64 LibreOffice_project/9c0871452b3918c1019dde9bfac75448afc4b57f</meta:generator>
    <meta:document-statistic meta:table-count="1" meta:image-count="0" meta:object-count="0" meta:page-count="1" meta:paragraph-count="46" meta:word-count="538" meta:character-count="2847" meta:non-whitespace-character-count="2377"/>
  </office:meta>
</office:document-meta>
</file>